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text will be replaced <office:annotation><dc:date>2008-02-20T00:00:00</dc:date><text:p>do text</text:p><text:p>from xhtml(xhtmlInput)</text:p></office:annotation>with a chunk of XHTM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